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2dd" officeooo:paragraph-rsid="0002d2dd"/>
    </style:style>
    <style:style style:name="P2" style:family="paragraph" style:parent-style-name="Standard">
      <style:paragraph-properties fo:text-align="start" style:justify-single-word="false"/>
      <style:text-properties officeooo:rsid="0002d2dd" officeooo:paragraph-rsid="0002d2dd"/>
    </style:style>
    <style:style style:name="P3" style:family="paragraph" style:parent-style-name="Standard">
      <style:paragraph-properties fo:text-align="start" style:justify-single-word="false"/>
      <style:text-properties officeooo:rsid="0002d2dd" officeooo:paragraph-rsid="00050a78"/>
    </style:style>
    <style:style style:name="P4" style:family="paragraph" style:parent-style-name="Standard">
      <style:text-properties fo:font-weight="bold" officeooo:rsid="0004c171" officeooo:paragraph-rsid="0004c17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4c171" officeooo:paragraph-rsid="0004c17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84143" officeooo:paragraph-rsid="0008414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84143" officeooo:paragraph-rsid="0008414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c171" officeooo:paragraph-rsid="0004c17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50a78" officeooo:paragraph-rsid="00050a7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68710" officeooo:paragraph-rsid="0006871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795b9" officeooo:paragraph-rsid="000795b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84143" officeooo:paragraph-rsid="0008414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050a78" officeooo:paragraph-rsid="00050a78"/>
    </style:style>
    <style:style style:name="P14" style:family="paragraph" style:parent-style-name="Standard">
      <style:paragraph-properties fo:text-align="start" style:justify-single-word="false"/>
      <style:text-properties officeooo:rsid="00068710" officeooo:paragraph-rsid="00068710"/>
    </style:style>
    <style:style style:name="P15" style:family="paragraph" style:parent-style-name="Standard">
      <style:paragraph-properties fo:text-align="start" style:justify-single-word="false"/>
      <style:text-properties officeooo:rsid="000795b9" officeooo:paragraph-rsid="000795b9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4c171" officeooo:paragraph-rsid="0004c17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050a78" officeooo:paragraph-rsid="00050a78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0c5da9" officeooo:paragraph-rsid="000c5da9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0c5da9" officeooo:paragraph-rsid="000c5da9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0e081a" officeooo:paragraph-rsid="000e081a" style:font-weight-asian="bold" style:font-weight-complex="bold"/>
    </style:style>
    <style:style style:name="P21" style:family="paragraph" style:parent-style-name="Standard">
      <style:text-properties fo:font-weight="bold" officeooo:rsid="000e081a" officeooo:paragraph-rsid="000e081a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0e081a" officeooo:paragraph-rsid="000e081a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0f15bf" officeooo:paragraph-rsid="000f15bf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050a78" officeooo:paragraph-rsid="00050a7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068710" officeooo:paragraph-rsid="00068710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084143" officeooo:paragraph-rsid="0008414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0e081a" officeooo:paragraph-rsid="000e081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0f15bf" officeooo:paragraph-rsid="000f15b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c171" style:font-weight-asian="bold" style:font-weight-complex="bold"/>
    </style:style>
    <style:style style:name="T3" style:family="text">
      <style:text-properties fo:font-weight="bold" officeooo:rsid="00050a78" style:font-weight-asian="bold" style:font-weight-complex="bold"/>
    </style:style>
    <style:style style:name="T4" style:family="text">
      <style:text-properties fo:font-weight="bold" officeooo:rsid="000795b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50a78" style:font-weight-asian="normal" style:font-weight-complex="normal"/>
    </style:style>
    <style:style style:name="T7" style:family="text">
      <style:text-properties fo:font-weight="normal" officeooo:rsid="000795b9" style:font-weight-asian="normal" style:font-weight-complex="normal"/>
    </style:style>
    <style:style style:name="T8" style:family="text">
      <style:text-properties officeooo:rsid="000f15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é um software que permite ao usuário versionar o código ao qual está escrevendo, ou seja, o usuário pode manter várias versões do mesmo código como também permite o uso do mesmo código por várias pessoas ao mesmo tempo.</text:p>
      <text:p text:style-name="P1"/>
      <text:p text:style-name="P1">Github é o nosso repositório remoto onde podemos jogar todos os nossos projetos e códigos para que fique de acesso as pessoas.</text:p>
      <text:p text:style-name="P1"/>
      <text:p text:style-name="P1"/>
      <text:p text:style-name="P4">Comandos básicos para desenvolvimento no terminal</text:p>
      <text:p text:style-name="P4"/>
      <text:p text:style-name="P4">1. Mudança de pastas</text:p>
      <text:p text:style-name="P4">2. Listar as pastas</text:p>
      <text:p text:style-name="P4">3. Criar pastas / arquivos</text:p>
      <text:p text:style-name="P4">4. Excluir pastas / arquivos</text:p>
      <text:p text:style-name="P4"/>
      <text:p text:style-name="P4">Comandos terminal:</text:p>
      <text:p text:style-name="P4"/>
      <text:p text:style-name="P5">WINDOWS <text:s text:c="3"/>| <text:s text:c="4"/>LINUX</text:p>
      <text:p text:style-name="P5"><text:s/>- cd <text:s text:c="23"/>- cd</text:p>
      <text:p text:style-name="P8"><text:s/>- <text:span text:style-name="T1">dir</text:span><text:tab/> <text:s text:c="17"/>- <text:span text:style-name="T1">ls</text:span></text:p>
      <text:p text:style-name="P2"><text:s/>- <text:span text:style-name="T2">mkdir <text:s text:c="15"/>- mkdir</text:span></text:p>
      <text:p text:style-name="P5">- del / rmdir <text:s text:c="8"/>- rm – rf</text:p>
      <text:p text:style-name="P5"/>
      <text:p text:style-name="P17">Comandos Windows</text:p>
      <text:p text:style-name="P9"/>
      <text:p text:style-name="P3"><text:span text:style-name="T3">dir </text:span><text:span text:style-name="T6">– Lista todos os arquivos contidos na pasta em que estou.</text:span></text:p>
      <text:p text:style-name="P13"><text:span text:style-name="T1">Cd</text:span><text:span text:style-name="T5"> – Navega entre as pastas (necessário passar a pasta que quero acessar após o comando).</text:span></text:p>
      <text:p text:style-name="P13"><text:span text:style-name="T1">Cd .. </text:span><text:span text:style-name="T5">- Retrocede 1 nível na navegação de diretórios.</text:span></text:p>
      <text:p text:style-name="P13"><text:span text:style-name="T1">Cls</text:span><text:span text:style-name="T5"> – Limpa o terminal.</text:span></text:p>
      <text:p text:style-name="P14"><text:span text:style-name="T1">Tab </text:span><text:span text:style-name="T5">– Auto Complet.</text:span></text:p>
      <text:p text:style-name="P14"><text:span text:style-name="T1">Mkdir</text:span><text:span text:style-name="T5"> – Criar novos diretórios.</text:span></text:p>
      <text:p text:style-name="P14"><text:span text:style-name="T1">Echo </text:span><text:span text:style-name="T5">– </text:span><text:span text:style-name="T7">Saida de dados.</text:span></text:p>
      <text:p text:style-name="P14"><text:span text:style-name="T4">&gt; </text:span><text:span text:style-name="T7">- Redireciona o que é passado antes para dentro de um arquivo.</text:span></text:p>
      <text:p text:style-name="P15"><text:span text:style-name="T1">Del</text:span><text:span text:style-name="T5"> – Deleta um arquivo (não deleta repositório).</text:span></text:p>
      <text:p text:style-name="P15"><text:span text:style-name="T1">Rmdir /S /Q </text:span><text:span text:style-name="T5">– Deleta diretórios que contém arquivos dentro</text:span></text:p>
      <text:p text:style-name="P10"/>
      <text:p text:style-name="P17">Comandos no Linux</text:p>
      <text:p text:style-name="P9"/>
      <text:p text:style-name="P3"><text:span text:style-name="T3">ls</text:span><text:span text:style-name="T6"> – Lista todos os arquivos contidos na pasta em que estou.</text:span></text:p>
      <text:p text:style-name="P3"><text:span text:style-name="T3">Cd</text:span><text:span text:style-name="T6"> – Navega entre as pastas (necessário passar a pasta que quero acessar após o comando).</text:span></text:p>
      <text:p text:style-name="P3"><text:span text:style-name="T3">Cd ..</text:span><text:span text:style-name="T6"> - Retrocede 1 nível na navegação de diretórios.</text:span><text:span text:style-name="T2"> <text:s text:c="6"/></text:span></text:p>
      <text:p text:style-name="P9"><text:span text:style-name="T1">Clear / CTRL + L <text:s/></text:span>– Limpa o terminal.</text:p>
      <text:p text:style-name="P10"><text:span text:style-name="T1">Tab</text:span> – Auto Complet.</text:p>
      <text:p text:style-name="P10"><text:span text:style-name="T1">mkdir</text:span> – Criar novos diretórios.</text:p>
      <text:p text:style-name="P11"><text:span text:style-name="T1">Echo</text:span> – Saida de dados.</text:p>
      <text:p text:style-name="P11"><text:span text:style-name="T1">&gt;</text:span> - Redireciona o que é passado antes, para dentro de um arquivo.</text:p>
      <text:p text:style-name="P11"><text:span text:style-name="T1">Rm -rf </text:span>– Deleta diretórios com arquivos dentro dele.</text:p>
      <text:p text:style-name="P11"/>
      <text:p text:style-name="P11"/>
      <text:p text:style-name="P6"/>
      <text:p text:style-name="P6"/>
      <text:p text:style-name="P6"/>
      <text:p text:style-name="P6"><text:soft-page-break/>Como instalar o git no Ubuntu</text:p>
      <text:p text:style-name="P6"/>
      <text:p text:style-name="P12">Abrir o terminal no ubuntu e digitar o seguinte comando:</text:p>
      <text:p text:style-name="P12"/>
      <text:p text:style-name="P7">sudo apt-get install git</text:p>
      <text:p text:style-name="P12"/>
      <text:p text:style-name="P12">após finalizado o processo de instalação, para verificar se o git foi instalado corretamente basta digitar no terminal o seguinte comando:</text:p>
      <text:p text:style-name="P12"/>
      <text:p text:style-name="P12"><text:span text:style-name="T1">git –version</text:span> </text:p>
      <text:p text:style-name="P12"/>
      <text:p text:style-name="P12">Será exibida na tela a versão do git instalada no seu computador.</text:p>
      <text:p text:style-name="P12"/>
      <text:p text:style-name="P12"/>
      <text:p text:style-name="P18">Siglas Git</text:p>
      <text:p text:style-name="P18"/>
      <text:p text:style-name="P19">Sha – <text:span text:style-name="T5">Siginificado de SECURE HASH ALGORITHM (algoritmo de hash seguro), é um conjunto de funções hash criptografadas projetadas pela NSA (agência de segurança nacional dos EUA).</text:span></text:p>
      <text:p text:style-name="P19"><text:span text:style-name="T5"/></text:p>
      <text:p text:style-name="P19"><text:span text:style-name="T5">O SHA gera um conjunto identificador de 40 digitos:</text:span></text:p>
      <text:p text:style-name="P19"><text:span text:style-name="T5"/></text:p>
      <text:p text:style-name="P19">Openssl sha1 “nome do arquivo”</text:p>
      <text:p text:style-name="P19"/>
      <text:p text:style-name="P19">Blobs – <text:span text:style-name="T5">Contém metadados do git, sua estrutura básica é:</text:span></text:p>
      <text:p text:style-name="P19"><text:span text:style-name="T5"/></text:p>
      <text:p text:style-name="P19"><text:span text:style-name="T5">Blob <text:s text:c="2"/><text:tab/><text:tab/>tamanho 42</text:span></text:p>
      <text:p text:style-name="P19"><text:span text:style-name="T5">\0</text:span></text:p>
      <text:p text:style-name="P19"><text:span text:style-name="T5">“Mensagem”</text:span></text:p>
      <text:p text:style-name="P19"><text:span text:style-name="T5"/></text:p>
      <text:p text:style-name="P19"><text:span text:style-name="T5">Tree <text:tab/><text:tab/>&lt;tamanho&gt;</text:span></text:p>
      <text:p text:style-name="P19"><text:span text:style-name="T5">\0</text:span></text:p>
      <text:p text:style-name="P19"><text:span text:style-name="T5">blob sa4d85 texto.txt</text:span></text:p>
      <text:p text:style-name="P19"><text:span text:style-name="T5"/></text:p>
      <text:p text:style-name="P19"><text:span text:style-name="T5">Commit <text:tab/>&lt;tamanho&gt;</text:span></text:p>
      <text:p text:style-name="P19"><text:span text:style-name="T5">tree <text:tab/><text:tab/>s4a5sq1</text:span></text:p>
      <text:p text:style-name="P19"><text:span text:style-name="T5">parente <text:tab/>a98acq1</text:span></text:p>
      <text:p text:style-name="P19"><text:span text:style-name="T5">autor <text:s/><text:tab/><text:tab/>marcelo</text:span></text:p>
      <text:p text:style-name="P19"><text:span text:style-name="T5">mensagem <text:tab/>“inicio…”</text:span></text:p>
      <text:p text:style-name="P19"><text:span text:style-name="T5">timestamp</text:span></text:p>
      <text:p text:style-name="P19"><text:span text:style-name="T5"/></text:p>
      <text:p text:style-name="P19">Git init – <text:span text:style-name="T5">Cria um repositório git na pasta logada.</text:span></text:p>
      <text:p text:style-name="P19">Git Add – <text:span text:style-name="T5">Adiciona arquivos untracked para Staged.</text:span></text:p>
      <text:p text:style-name="P19">Git commit – <text:span text:style-name="T5">deixa os arquivos prontos para serem enviados para o repositório remoto.</text:span></text:p>
      <text:p text:style-name="P20">Git status<text:span text:style-name="T5"> – Monitora os status dos arquivos.</text:span></text:p>
      <text:p text:style-name="P20">Git rm – <text:span text:style-name="T5">Remove um arquivo.</text:span></text:p>
      <text:p text:style-name="P20">Git restore –staged – <text:span text:style-name="T5">Volta o arquivo para o estado inicial</text:span></text:p>
      <text:p text:style-name="P20">Git config - -list – <text:span text:style-name="T5">Mostra todos os arquivos de configuração do git.</text:span></text:p>
      <text:p text:style-name="P20">Git config - -global user.name –<text:span text:style-name="T5"> Seta um usuário para o git.</text:span></text:p>
      <text:p text:style-name="P20">Git config - -global user.email –<text:span text:style-name="T5"> Seta um e-mail para o git.</text:span></text:p>
      <text:p text:style-name="P20">Git config - -global - -unset user.name/email –<text:span text:style-name="T5"> Remove as configuração de usuário ou e-mail.</text:span></text:p>
      <text:p text:style-name="P20">Git clone –<text:span text:style-name="T5"> Quando colocado o caminho clona um repositório do git direto para a máquina. </text:span></text:p>
      <text:p text:style-name="P19"><text:span text:style-name="T5"/></text:p>
      <text:p text:style-name="P19"><text:soft-page-break/>Untracked – <text:span text:style-name="T5">Arquivos ainda não reconhecidos pelo git.</text:span></text:p>
      <text:p text:style-name="P19">Unmodified – <text:span text:style-name="T5">Arquivos que não sofreram modificações.</text:span></text:p>
      <text:p text:style-name="P21">Modified – <text:span text:style-name="T5">Arquivos que sofreram modificações.</text:span></text:p>
      <text:p text:style-name="P21">Staged – <text:span text:style-name="T5">Arquivos preparados para receber um commit.</text:span></text:p>
      <text:p text:style-name="P21"><text:span text:style-name="T5"/></text:p>
      <text:p text:style-name="P21"><text:span text:style-name="T5"/></text:p>
      <text:p text:style-name="P22">Como colocar um arquivo do ambiente local para o ambiente remoto (GitHub)</text:p>
      <text:p text:style-name="P22"/>
      <text:p text:style-name="P27">Primeiramente você cria uma pasta para organizar seus projetos, após isso você vai utilizar o git bash (caso esteja no windows) ou o próprio terminal linux (caso esteja no linux), navegar via terminal até a pasta do seu projeto e utilizar o comando <text:span text:style-name="T1">GIT INIT </text:span>fazendo isso o git vai começar a monitorar a pasta a qual você utilizou o comando, a cada modificação na pasta os arquivos vão ficar como untracked pelo fato de o git não reconhecer os arquivos, após realizar suas modificações você deve utilizar o comando <text:span text:style-name="T1">GIT ADD * </text:span>ao utilizar o comando o git vai pegar todos os arquivos untracked e jogar para staged (esperando um commit), após realizar esse segundo comando deve utilizar o comando <text:span text:style-name="T1">GIT COMMIT -M “DIGITAR UMA MENSAGEM DE IDENTIFICAÇÃO” </text:span>pronto seus arquivos já podem ser “<text:span text:style-name="T8">empurrados” para o seu repositório remoto que nesse caso será o GitHub.</text:span></text:p>
      <text:p text:style-name="P27"/>
      <text:p text:style-name="P23">Jogando os arquivos no GitHub</text:p>
      <text:p text:style-name="P23"/>
      <text:p text:style-name="P28">Dentro do seu repositório no GitHub você irá navegar até a área <text:span text:style-name="T1">YOUR REPOSITORIES </text:span>(opção fica quando clicado na foto de perfil), após clicar na outra tela no canto superior direito vai existir uma opção chamada <text:span text:style-name="T1">NEW. </text:span>Na outra aba você define um nome para o seu repositório, define se o seu repositório vai ser publico ou privado e adiciona o arquivo <text:span text:style-name="T1">README </text:span>caso não tenha criado manualmente na sua pasta de projetos no seu computador. Pronto repositório criado no GitHub agora precisamos colocar os arquivos no repositório.</text:p>
      <text:p text:style-name="P28"/>
      <text:p text:style-name="P28">Voltando para o Git Bash (usuários do windows) ou o terminal do linux (usuários do linux) vai ser digitado o seguinte comando <text:span text:style-name="T1">GIT REMOTE ADD ORIGIN HTTPS:”O LINK DO SEU PERFIL NO GITHUB/NOMEDOREPOSITORIO”. </text:span>Pronto após isso basta utilizar o comando <text:span text:style-name="T1">GIT PUSH ORIGIN </text:span>que os seus arquivos já vão está no seu repositório remoto.</text:p>
      <text:p text:style-name="P21"><text:span text:style-name="T5"/>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2:41:53.030715024</meta:creation-date>
    <meta:generator>LibreOffice/6.4.6.2$Linux_X86_64 LibreOffice_project/40$Build-2</meta:generator>
    <dc:date>2021-02-21T22:42:21.078061198</dc:date>
    <meta:editing-duration>P1DT5H23M31S</meta:editing-duration>
    <meta:editing-cycles>5</meta:editing-cycles>
    <meta:document-statistic meta:table-count="0" meta:image-count="0" meta:object-count="0" meta:page-count="3" meta:paragraph-count="77" meta:word-count="844" meta:character-count="5091" meta:non-whitespace-character-count="4193"/>
  </office:meta>
</office:document-meta>
</file>